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EMPLOYEE HANDBOOK - ODT FORMAT</text:p>
      <text:p/>
      <text:p>Welcome to TechCorp!</text:p>
      <text:p/>
      <text:p>Work Hours:</text:p>
      <text:p>- Standard work week: Monday to Friday, 9 AM to 5 PM</text:p>
      <text:p>- Flexible hours available with manager approval</text:p>
      <text:p>- Remote work allowed 2 days per week</text:p>
      <text:p/>
      <text:p>Benefits Package:</text:p>
      <text:p>- Health insurance (medical, dental, vision)</text:p>
      <text:p>- 401(k) matching up to 6%</text:p>
      <text:p>- 20 days paid vacation annually</text:p>
      <text:p>- Professional development budget: $2000/year</text:p>
      <text:p/>
      <text:p>This employee information is ONLY in the ODT file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